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54cm" svg:x="3.002cm" svg:y="3.3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253cm" svg:height="0.454cm" svg:x="3.002cm" svg:y="4.093cm">
          <draw:text-box>
            <text:p text:style-name="P1"><text:span text:style-name="T1"># Ciclo que itera los modelos, los estilos de linea y los colores </text:span></text:p>
          </draw:text-box>
        </draw:frame>
        <draw:frame draw:style-name="gr1" draw:text-style-name="P2" draw:layer="layout" svg:width="7.432cm" svg:height="0.454cm" svg:x="3.002cm" svg:y="4.889cm">
          <draw:text-box>
            <text:p text:style-name="P1"><text:span text:style-name="T1"># de los parametros de la funcion zip </text:span></text:p>
          </draw:text-box>
        </draw:frame>
        <draw:frame draw:style-name="gr1" draw:text-style-name="P2" draw:layer="layout" svg:width="10.899cm" svg:height="0.454cm" svg:x="3.002cm" svg:y="5.68cm">
          <draw:text-box>
            <text:p text:style-name="P1"><text:span text:style-name="T1">for model, style, color in zip(models, linestyles, colors): </text:span></text:p>
          </draw:text-box>
        </draw:frame>
        <draw:frame draw:style-name="gr1" draw:text-style-name="P2" draw:layer="layout" svg:width="6.314cm" svg:height="0.454cm" svg:x="3.002cm" svg:y="6.476cm">
          <draw:text-box>
            <text:p text:style-name="P1"><text:span text:style-name="T1"><text:s text:c="12"/></text:span><text:span text:style-name="T1"># print "Modelo:",model </text:span></text:p>
          </draw:text-box>
        </draw:frame>
        <draw:frame draw:style-name="gr1" draw:text-style-name="P2" draw:layer="layout" svg:width="7.423cm" svg:height="0.454cm" svg:x="3.002cm" svg:y="7.268cm">
          <draw:text-box>
            <text:p text:style-name="P1"><text:span text:style-name="T1"><text:s text:c="12"/></text:span><text:span text:style-name="T1"># print "Coeffs:",model.coeffs </text:span></text:p>
          </draw:text-box>
        </draw:frame>
        <draw:frame draw:style-name="gr1" draw:text-style-name="P2" draw:layer="layout" svg:width="0.388cm" svg:height="0.454cm" svg:x="3.002cm" svg:y="8.0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286cm" svg:height="0.454cm" svg:x="3.002cm" svg:y="8.856cm">
          <draw:text-box>
            <text:p text:style-name="P1"><text:span text:style-name="T1"># Se define la grafica y los estilos de la grafica </text:span></text:p>
          </draw:text-box>
        </draw:frame>
        <draw:frame draw:style-name="gr1" draw:text-style-name="P2" draw:layer="layout" svg:width="13.76cm" svg:height="0.454cm" svg:x="3.002cm" svg:y="9.648cm">
          <draw:text-box>
            <text:p text:style-name="P1"><text:span text:style-name="T1"><text:s text:c="12"/></text:span><text:span text:style-name="T1">plt.plot(mx, model(mx), linestyle=style, linewidth=2, c=color) </text:span></text:p>
          </draw:text-box>
        </draw:frame>
        <draw:frame draw:style-name="gr1" draw:text-style-name="P2" draw:layer="layout" svg:width="0.388cm" svg:height="0.454cm" svg:x="3.002cm" svg:y="10.4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009cm" svg:height="0.454cm" svg:x="3.002cm" svg:y="11.235cm">
          <draw:text-box>
            <text:p text:style-name="P1"><text:span text:style-name="T1">#Poner la etiqueta con el orden del modelo en la esquina superior izquierda </text:span></text:p>
          </draw:text-box>
        </draw:frame>
        <draw:frame draw:style-name="gr1" draw:text-style-name="P2" draw:layer="layout" svg:width="13.815cm" svg:height="0.454cm" svg:x="3.002cm" svg:y="12.027cm">
          <draw:text-box>
            <text:p text:style-name="P1"><text:span text:style-name="T1"><text:s text:c="8"/></text:span><text:span text:style-name="T1">plt.legend(["d=%i" % m.order for m in models], loc="upper left") </text:span></text:p>
          </draw:text-box>
        </draw:frame>
        <draw:frame draw:style-name="gr1" draw:text-style-name="P2" draw:layer="layout" svg:width="0.388cm" svg:height="0.454cm" svg:x="3.002cm" svg:y="12.82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8.011cm" svg:height="0.454cm" svg:x="3.002cm" svg:y="13.615cm">
          <draw:text-box>
            <text:p text:style-name="P1"><text:span text:style-name="T1"># Ajusta la escala de los ejes del grafico </text:span></text:p>
          </draw:text-box>
        </draw:frame>
        <draw:frame draw:style-name="gr1" draw:text-style-name="P2" draw:layer="layout" svg:width="5.548cm" svg:height="0.454cm" svg:x="3.002cm" svg:y="14.411cm">
          <draw:text-box>
            <text:p text:style-name="P1"><text:span text:style-name="T1"><text:s text:c="4"/></text:span><text:span text:style-name="T1">plt.autoscale(tight=True) </text:span></text:p>
          </draw:text-box>
        </draw:frame>
        <draw:frame draw:style-name="gr1" draw:text-style-name="P2" draw:layer="layout" svg:width="3.922cm" svg:height="0.454cm" svg:x="3.002cm" svg:y="15.203cm">
          <draw:text-box>
            <text:p text:style-name="P1"><text:span text:style-name="T1"><text:s text:c="4"/></text:span><text:span text:style-name="T1">plt.ylim(ymin=0) </text:span></text:p>
          </draw:text-box>
        </draw:frame>
        <draw:frame draw:style-name="gr1" draw:text-style-name="P2" draw:layer="layout" svg:width="2.191cm" svg:height="0.454cm" svg:x="3.002cm" svg:y="15.999cm">
          <draw:text-box>
            <text:p text:style-name="P1"><text:span text:style-name="T1"><text:s text:c="4"/></text:span><text:span text:style-name="T1">if ymax: </text:span></text:p>
          </draw:text-box>
        </draw:frame>
        <draw:frame draw:style-name="gr1" draw:text-style-name="P2" draw:layer="layout" svg:width="5.349cm" svg:height="0.454cm" svg:x="3.002cm" svg:y="16.79cm">
          <draw:text-box>
            <text:p text:style-name="P1"><text:span text:style-name="T1"><text:s text:c="8"/></text:span><text:span text:style-name="T1">plt.ylim(ymax=ymax) </text:span></text:p>
          </draw:text-box>
        </draw:frame>
        <draw:frame draw:style-name="gr1" draw:text-style-name="P2" draw:layer="layout" svg:width="2.081cm" svg:height="0.454cm" svg:x="3.002cm" svg:y="17.582cm">
          <draw:text-box>
            <text:p text:style-name="P1"><text:span text:style-name="T1"><text:s text:c="4"/></text:span><text:span text:style-name="T1">if xmin: </text:span></text:p>
          </draw:text-box>
        </draw:frame>
        <draw:frame draw:style-name="gr1" draw:text-style-name="P2" draw:layer="layout" svg:width="5.128cm" svg:height="0.454cm" svg:x="3.002cm" svg:y="18.378cm">
          <draw:text-box>
            <text:p text:style-name="P1"><text:span text:style-name="T1"><text:s text:c="8"/></text:span><text:span text:style-name="T1">plt.xlim(xmin=xmin) </text:span></text:p>
          </draw:text-box>
        </draw:frame>
        <draw:frame draw:style-name="gr1" draw:text-style-name="P2" draw:layer="layout" svg:width="0.388cm" svg:height="0.454cm" svg:x="3.002cm" svg:y="19.1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256cm" svg:height="0.454cm" svg:x="3.002cm" svg:y="19.965cm">
          <draw:text-box>
            <text:p text:style-name="P1"><text:span text:style-name="T1"># Grafica las celdas que van detras del grafico </text:span></text:p>
          </draw:text-box>
        </draw:frame>
        <draw:frame draw:style-name="gr1" draw:text-style-name="P2" draw:layer="layout" svg:width="8.38cm" svg:height="0.454cm" svg:x="3.002cm" svg:y="20.758cm">
          <draw:text-box>
            <text:p text:style-name="P1"><text:span text:style-name="T1"><text:s text:c="4"/></text:span><text:span text:style-name="T1">plt.grid(True, linestyle='-', color='0.75') </text:span></text:p>
          </draw:text-box>
        </draw:frame>
        <draw:frame draw:style-name="gr1" draw:text-style-name="P2" draw:layer="layout" svg:width="0.388cm" svg:height="0.454cm" svg:x="3.002cm" svg:y="21.5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939cm" svg:height="0.454cm" svg:x="3.002cm" svg:y="22.345cm">
          <draw:text-box>
            <text:p text:style-name="P1"><text:span text:style-name="T1"># Guarda el grafico </text:span></text:p>
          </draw:text-box>
        </draw:frame>
        <draw:frame draw:style-name="gr1" draw:text-style-name="P2" draw:layer="layout" svg:width="4.193cm" svg:height="0.454cm" svg:x="3.002cm" svg:y="23.137cm">
          <draw:text-box>
            <text:p text:style-name="P1"><text:span text:style-name="T1"><text:s text:c="4"/></text:span><text:span text:style-name="T1">plt.savefig(fname) </text:span></text:p>
          </draw:text-box>
        </draw:frame>
        <draw:frame draw:style-name="gr1" draw:text-style-name="P2" draw:layer="layout" svg:width="0.388cm" svg:height="0.454cm" svg:x="3.002cm" svg:y="23.9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5.823cm" svg:height="0.454cm" svg:x="3.002cm" svg:y="24.724cm">
          <draw:text-box>
            <text:p text:style-name="P1"><text:span text:style-name="T1"># Primera mirada a los datos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9.654cm" svg:height="0.454cm" svg:x="3.002cm" svg:y="2.505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0.388cm" svg:height="0.454cm" svg:x="3.002cm" svg:y="3.30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9.997cm" svg:height="0.454cm" svg:x="3.002cm" svg:y="4.093cm">
          <draw:text-box>
            <text:p text:style-name="P1"><text:span text:style-name="T1"># Grafica el primer modelo con los primeros datos </text:span></text:p>
          </draw:text-box>
        </draw:frame>
        <draw:frame draw:style-name="gr1" draw:text-style-name="P2" draw:layer="layout" svg:width="6.598cm" svg:height="0.454cm" svg:x="3.002cm" svg:y="4.889cm">
          <draw:text-box>
            <text:p text:style-name="P1"><text:span text:style-name="T1"># lo guarda en la carpeta "chart" </text:span></text:p>
          </draw:text-box>
        </draw:frame>
        <draw:frame draw:style-name="gr1" draw:text-style-name="P2" draw:layer="layout" svg:width="13.638cm" svg:height="0.454cm" svg:x="3.002cm" svg:y="5.68cm">
          <draw:text-box>
            <text:p text:style-name="P1"><text:span text:style-name="T1">plot_models(x, y, None, os.path.join(CHART_DIR, "1400_01_01.png")) </text:span></text:p>
          </draw:text-box>
        </draw:frame>
        <draw:frame draw:style-name="gr1" draw:text-style-name="P2" draw:layer="layout" svg:width="0.388cm" svg:height="0.454cm" svg:x="3.002cm" svg:y="6.4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41cm" svg:height="0.454cm" svg:x="3.002cm" svg:y="7.268cm">
          <draw:text-box>
            <text:p text:style-name="P1"><text:span text:style-name="T1"># Crea y dibuja los modelos de datos </text:span></text:p>
          </draw:text-box>
        </draw:frame>
        <draw:frame draw:style-name="gr1" draw:text-style-name="P2" draw:layer="layout" svg:width="9.654cm" svg:height="0.454cm" svg:x="3.002cm" svg:y="8.059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0.388cm" svg:height="0.454cm" svg:x="3.002cm" svg:y="8.85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359cm" svg:height="0.454cm" svg:x="3.002cm" svg:y="9.648cm">
          <draw:text-box>
            <text:p text:style-name="P1"><text:span text:style-name="T1"># La funcion polyfit se descompone y se asigna a las variables </text:span></text:p>
          </draw:text-box>
        </draw:frame>
        <draw:frame draw:style-name="gr1" draw:text-style-name="P2" draw:layer="layout" svg:width="5.802cm" svg:height="0.454cm" svg:x="3.002cm" svg:y="10.444cm">
          <draw:text-box>
            <text:p text:style-name="P1"><text:span text:style-name="T1"># que fp, res, rank, sv, rcond </text:span></text:p>
          </draw:text-box>
        </draw:frame>
        <draw:frame draw:style-name="gr1" draw:text-style-name="P2" draw:layer="layout" svg:width="11.711cm" svg:height="0.454cm" svg:x="3.002cm" svg:y="11.235cm">
          <draw:text-box>
            <text:p text:style-name="P1"><text:span text:style-name="T1">fp1, res1, rank1, sv1, rcond1 = np.polyfit(x, y, 1, full=True) </text:span></text:p>
          </draw:text-box>
        </draw:frame>
        <draw:frame draw:style-name="gr1" draw:text-style-name="P2" draw:layer="layout" svg:width="9.061cm" svg:height="0.454cm" svg:x="3.002cm" svg:y="12.027cm">
          <draw:text-box>
            <text:p text:style-name="P1"><text:span text:style-name="T1">print("Parámetros del modelo fp1: %s" % fp1) </text:span></text:p>
          </draw:text-box>
        </draw:frame>
        <draw:frame draw:style-name="gr1" draw:text-style-name="P2" draw:layer="layout" svg:width="6.945cm" svg:height="0.454cm" svg:x="3.002cm" svg:y="12.823cm">
          <draw:text-box>
            <text:p text:style-name="P1"><text:span text:style-name="T1">print("Error del modelo fp1:", res1) </text:span></text:p>
          </draw:text-box>
        </draw:frame>
        <draw:frame draw:style-name="gr1" draw:text-style-name="P2" draw:layer="layout" svg:width="3.905cm" svg:height="0.454cm" svg:x="3.002cm" svg:y="13.615cm">
          <draw:text-box>
            <text:p text:style-name="P1"><text:span text:style-name="T1">f1 = sp.poly1d(fp1) </text:span></text:p>
          </draw:text-box>
        </draw:frame>
        <draw:frame draw:style-name="gr1" draw:text-style-name="P2" draw:layer="layout" svg:width="0.388cm" svg:height="0.454cm" svg:x="3.002cm" svg:y="14.41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1.711cm" svg:height="0.454cm" svg:x="3.002cm" svg:y="15.203cm">
          <draw:text-box>
            <text:p text:style-name="P1"><text:span text:style-name="T1">fp2, res2, rank2, sv2, rcond2 = np.polyfit(x, y, 2, full=True) </text:span></text:p>
          </draw:text-box>
        </draw:frame>
        <draw:frame draw:style-name="gr1" draw:text-style-name="P2" draw:layer="layout" svg:width="9.061cm" svg:height="0.454cm" svg:x="3.002cm" svg:y="15.999cm">
          <draw:text-box>
            <text:p text:style-name="P1"><text:span text:style-name="T1">print("Parámetros del modelo fp2: %s" % fp2) </text:span></text:p>
          </draw:text-box>
        </draw:frame>
        <draw:frame draw:style-name="gr1" draw:text-style-name="P2" draw:layer="layout" svg:width="6.945cm" svg:height="0.454cm" svg:x="3.002cm" svg:y="16.79cm">
          <draw:text-box>
            <text:p text:style-name="P1"><text:span text:style-name="T1">print("Error del modelo fp2:", res2) </text:span></text:p>
          </draw:text-box>
        </draw:frame>
        <draw:frame draw:style-name="gr1" draw:text-style-name="P2" draw:layer="layout" svg:width="3.905cm" svg:height="0.454cm" svg:x="3.002cm" svg:y="17.582cm">
          <draw:text-box>
            <text:p text:style-name="P1"><text:span text:style-name="T1">f2 = sp.poly1d(fp2) </text:span></text:p>
          </draw:text-box>
        </draw:frame>
        <draw:frame draw:style-name="gr1" draw:text-style-name="P2" draw:layer="layout" svg:width="0.388cm" svg:height="0.454cm" svg:x="3.002cm" svg:y="18.3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8cm" svg:height="0.454cm" svg:x="3.002cm" svg:y="19.1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037cm" svg:height="0.454cm" svg:x="3.002cm" svg:y="19.965cm">
          <draw:text-box>
            <text:p text:style-name="P1"><text:span text:style-name="T1"># Aqui se estan definiendo las funciones de grado 3, 10, 100 </text:span></text:p>
          </draw:text-box>
        </draw:frame>
        <draw:frame draw:style-name="gr1" draw:text-style-name="P2" draw:layer="layout" svg:width="6.61cm" svg:height="0.454cm" svg:x="3.002cm" svg:y="20.758cm">
          <draw:text-box>
            <text:p text:style-name="P1"><text:span text:style-name="T1">f3 = sp.poly1d(np.polyfit(x, y, 3)) </text:span></text:p>
          </draw:text-box>
        </draw:frame>
        <draw:frame draw:style-name="gr1" draw:text-style-name="P2" draw:layer="layout" svg:width="7.11cm" svg:height="0.454cm" svg:x="3.002cm" svg:y="21.554cm">
          <draw:text-box>
            <text:p text:style-name="P1"><text:span text:style-name="T1">f10 = sp.poly1d(np.polyfit(x, y, 10)) </text:span></text:p>
          </draw:text-box>
        </draw:frame>
        <draw:frame draw:style-name="gr1" draw:text-style-name="P2" draw:layer="layout" svg:width="7.609cm" svg:height="0.454cm" svg:x="3.002cm" svg:y="22.345cm">
          <draw:text-box>
            <text:p text:style-name="P1"><text:span text:style-name="T1">f100 = sp.poly1d(np.polyfit(x, y, 100)) </text:span></text:p>
          </draw:text-box>
        </draw:frame>
        <draw:frame draw:style-name="gr1" draw:text-style-name="P2" draw:layer="layout" svg:width="0.388cm" svg:height="0.454cm" svg:x="3.002cm" svg:y="23.13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063cm" svg:height="0.454cm" svg:x="3.002cm" svg:y="23.933cm">
          <draw:text-box>
            <text:p text:style-name="P1"><text:span text:style-name="T1"># Se grafican los modelos y se guardan en la carpeta "chart" </text:span></text:p>
          </draw:text-box>
        </draw:frame>
        <draw:frame draw:style-name="gr1" draw:text-style-name="P2" draw:layer="layout" svg:width="9.654cm" svg:height="0.454cm" svg:x="3.002cm" svg:y="24.724cm">
          <draw:text-box>
            <text:p text:style-name="P1"><text:span text:style-name="T1"># ----------------------------------------------------------------- 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13.312cm" svg:height="0.454cm" svg:x="3.002cm" svg:y="2.505cm">
          <draw:text-box>
            <text:p text:style-name="P1"><text:span text:style-name="T1">plot_models(x, y, [f1], os.path.join(CHART_DIR, "1400_01_02.png")) </text:span></text:p>
          </draw:text-box>
        </draw:frame>
        <draw:frame draw:style-name="gr1" draw:text-style-name="P2" draw:layer="layout" svg:width="13.942cm" svg:height="0.454cm" svg:x="3.002cm" svg:y="3.301cm">
          <draw:text-box>
            <text:p text:style-name="P1"><text:span text:style-name="T1">plot_models(x, y, [f1, f2], os.path.join(CHART_DIR, "1400_01_03.png")) </text:span></text:p>
          </draw:text-box>
        </draw:frame>
        <draw:frame draw:style-name="gr1" draw:text-style-name="P2" draw:layer="layout" svg:width="2.635cm" svg:height="0.454cm" svg:x="3.002cm" svg:y="4.093cm">
          <draw:text-box>
            <text:p text:style-name="P1"><text:span text:style-name="T1">plot_models( </text:span></text:p>
          </draw:text-box>
        </draw:frame>
        <draw:frame draw:style-name="gr1" draw:text-style-name="P2" draw:layer="layout" svg:width="10.657cm" svg:height="0.454cm" svg:x="3.002cm" svg:y="4.889cm">
          <draw:text-box>
            <text:p text:style-name="P1"><text:span text:style-name="T1"><text:s text:c="4"/></text:span><text:span text:style-name="T1">x, y, [f1, f2, f3, f10, f100], os.path.join(CHART_DIR, <text:s/></text:span></text:p>
          </draw:text-box>
        </draw:frame>
        <draw:frame draw:style-name="gr1" draw:text-style-name="P2" draw:layer="layout" svg:width="9.925cm" svg:height="0.454cm" svg:x="3.002cm" svg:y="5.68cm">
          <draw:text-box>
            <text:p text:style-name="P1"><text:span text:style-name="T1"><text:s text:c="48"/></text:span><text:span text:style-name="T1">"1400_01_04.png")) </text:span></text:p>
          </draw:text-box>
        </draw:frame>
        <draw:frame draw:style-name="gr1" draw:text-style-name="P2" draw:layer="layout" svg:width="0.388cm" svg:height="0.454cm" svg:x="3.002cm" svg:y="6.4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859cm" svg:height="0.454cm" svg:x="3.002cm" svg:y="7.268cm">
          <draw:text-box>
            <text:p text:style-name="P1"><text:span text:style-name="T1"># Ajusta y dibuja un modelo utilizando el conocimiento del punto </text:span></text:p>
          </draw:text-box>
        </draw:frame>
        <draw:frame draw:style-name="gr1" draw:text-style-name="P2" draw:layer="layout" svg:width="2.847cm" svg:height="0.454cm" svg:x="3.002cm" svg:y="8.059cm">
          <draw:text-box>
            <text:p text:style-name="P1"><text:span text:style-name="T1"># de inflexión </text:span></text:p>
          </draw:text-box>
        </draw:frame>
        <draw:frame draw:style-name="gr1" draw:text-style-name="P2" draw:layer="layout" svg:width="9.654cm" svg:height="0.454cm" svg:x="3.002cm" svg:y="8.856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0.388cm" svg:height="0.454cm" svg:x="3.002cm" svg:y="9.6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884cm" svg:height="0.454cm" svg:x="3.002cm" svg:y="10.444cm">
          <draw:text-box>
            <text:p text:style-name="P1"><text:span text:style-name="T1"># Se busca el punto de inflexion en el cual la funcion pasa de un <text:s/></text:span></text:p>
          </draw:text-box>
        </draw:frame>
        <draw:frame draw:style-name="gr1" draw:text-style-name="P2" draw:layer="layout" svg:width="5.539cm" svg:height="0.454cm" svg:x="3.002cm" svg:y="11.235cm">
          <draw:text-box>
            <text:p text:style-name="P1"><text:span text:style-name="T1"># tipo de concavidad a otra </text:span></text:p>
          </draw:text-box>
        </draw:frame>
        <draw:frame draw:style-name="gr1" draw:text-style-name="P2" draw:layer="layout" svg:width="4.612cm" svg:height="0.454cm" svg:x="3.002cm" svg:y="12.027cm">
          <draw:text-box>
            <text:p text:style-name="P1"><text:span text:style-name="T1">inflexion = 3.5 * 7 * 24 </text:span></text:p>
          </draw:text-box>
        </draw:frame>
        <draw:frame draw:style-name="gr1" draw:text-style-name="P2" draw:layer="layout" svg:width="4.303cm" svg:height="0.454cm" svg:x="3.002cm" svg:y="12.823cm">
          <draw:text-box>
            <text:p text:style-name="P1"><text:span text:style-name="T1">xa = x[:int(inflexion)] </text:span></text:p>
          </draw:text-box>
        </draw:frame>
        <draw:frame draw:style-name="gr1" draw:text-style-name="P2" draw:layer="layout" svg:width="4.303cm" svg:height="0.454cm" svg:x="3.002cm" svg:y="13.615cm">
          <draw:text-box>
            <text:p text:style-name="P1"><text:span text:style-name="T1">ya = y[:int(inflexion)] </text:span></text:p>
          </draw:text-box>
        </draw:frame>
        <draw:frame draw:style-name="gr1" draw:text-style-name="P2" draw:layer="layout" svg:width="4.312cm" svg:height="0.454cm" svg:x="3.002cm" svg:y="14.411cm">
          <draw:text-box>
            <text:p text:style-name="P1"><text:span text:style-name="T1">xb = x[int(inflexion):] </text:span></text:p>
          </draw:text-box>
        </draw:frame>
        <draw:frame draw:style-name="gr1" draw:text-style-name="P2" draw:layer="layout" svg:width="4.312cm" svg:height="0.454cm" svg:x="3.002cm" svg:y="15.203cm">
          <draw:text-box>
            <text:p text:style-name="P1"><text:span text:style-name="T1">yb = y[int(inflexion):] </text:span></text:p>
          </draw:text-box>
        </draw:frame>
        <draw:frame draw:style-name="gr1" draw:text-style-name="P2" draw:layer="layout" svg:width="0.388cm" svg:height="0.454cm" svg:x="3.002cm" svg:y="15.9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295cm" svg:height="0.454cm" svg:x="3.002cm" svg:y="16.79cm">
          <draw:text-box>
            <text:p text:style-name="P1"><text:span text:style-name="T1"># Se definen dos líneas rectas donde se muestra una funcion lineal </text:span></text:p>
          </draw:text-box>
        </draw:frame>
        <draw:frame draw:style-name="gr1" draw:text-style-name="P2" draw:layer="layout" svg:width="10.043cm" svg:height="0.454cm" svg:x="3.002cm" svg:y="17.582cm">
          <draw:text-box>
            <text:p text:style-name="P1"><text:span text:style-name="T1"># que separa los datos desde el punto de inflexion </text:span></text:p>
          </draw:text-box>
        </draw:frame>
        <draw:frame draw:style-name="gr1" draw:text-style-name="P2" draw:layer="layout" svg:width="9.654cm" svg:height="0.454cm" svg:x="3.002cm" svg:y="18.378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7.072cm" svg:height="0.454cm" svg:x="3.002cm" svg:y="19.169cm">
          <draw:text-box>
            <text:p text:style-name="P1"><text:span text:style-name="T1">fa = sp.poly1d(np.polyfit(xa, ya, 1)) </text:span></text:p>
          </draw:text-box>
        </draw:frame>
        <draw:frame draw:style-name="gr1" draw:text-style-name="P2" draw:layer="layout" svg:width="7.097cm" svg:height="0.454cm" svg:x="3.002cm" svg:y="19.965cm">
          <draw:text-box>
            <text:p text:style-name="P1"><text:span text:style-name="T1">fb = sp.poly1d(np.polyfit(xb, yb, 1)) </text:span></text:p>
          </draw:text-box>
        </draw:frame>
        <draw:frame draw:style-name="gr1" draw:text-style-name="P2" draw:layer="layout" svg:width="0.388cm" svg:height="0.454cm" svg:x="3.002cm" svg:y="20.75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831cm" svg:height="0.454cm" svg:x="3.002cm" svg:y="21.554cm">
          <draw:text-box>
            <text:p text:style-name="P1"><text:span text:style-name="T1"># Se grafica el modelo basado en el punto de inflexión </text:span></text:p>
          </draw:text-box>
        </draw:frame>
        <draw:frame draw:style-name="gr1" draw:text-style-name="P2" draw:layer="layout" svg:width="9.654cm" svg:height="0.454cm" svg:x="3.002cm" svg:y="22.345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13.925cm" svg:height="0.454cm" svg:x="3.002cm" svg:y="23.137cm">
          <draw:text-box>
            <text:p text:style-name="P1"><text:span text:style-name="T1">plot_models(x, y, [fa, fb], os.path.join(CHART_DIR, "1400_01_05.png")) </text:span></text:p>
          </draw:text-box>
        </draw:frame>
        <draw:frame draw:style-name="gr1" draw:text-style-name="P2" draw:layer="layout" svg:width="0.388cm" svg:height="0.454cm" svg:x="3.002cm" svg:y="23.9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101cm" svg:height="0.454cm" svg:x="3.002cm" svg:y="24.724cm">
          <draw:text-box>
            <text:p text:style-name="P1"><text:span text:style-name="T1"># Se define la función de error de acuerdo a las coordenadas 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9.654cm" svg:height="0.454cm" svg:x="3.002cm" svg:y="2.505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3.351cm" svg:height="0.454cm" svg:x="3.002cm" svg:y="3.301cm">
          <draw:text-box>
            <text:p text:style-name="P1"><text:span text:style-name="T1">def error(f, x, y): </text:span></text:p>
          </draw:text-box>
        </draw:frame>
        <draw:frame draw:style-name="gr1" draw:text-style-name="P2" draw:layer="layout" svg:width="6.166cm" svg:height="0.454cm" svg:x="3.002cm" svg:y="4.093cm">
          <draw:text-box>
            <text:p text:style-name="P1"><text:span text:style-name="T1"><text:s text:c="4"/></text:span><text:span text:style-name="T1">return np.sum((f(x) - y) ** 2) </text:span></text:p>
          </draw:text-box>
        </draw:frame>
        <draw:frame draw:style-name="gr1" draw:text-style-name="P2" draw:layer="layout" svg:width="0.388cm" svg:height="0.454cm" svg:x="3.002cm" svg:y="4.8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492cm" svg:height="0.454cm" svg:x="3.002cm" svg:y="5.68cm">
          <draw:text-box>
            <text:p text:style-name="P1"><text:span text:style-name="T1"># Se imprimen los errores para el conjunto completo </text:span></text:p>
          </draw:text-box>
        </draw:frame>
        <draw:frame draw:style-name="gr1" draw:text-style-name="P2" draw:layer="layout" svg:width="9.654cm" svg:height="0.454cm" svg:x="3.002cm" svg:y="6.476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10.281cm" svg:height="0.454cm" svg:x="3.002cm" svg:y="7.268cm">
          <draw:text-box>
            <text:p text:style-name="P1"><text:span text:style-name="T1">print("Errores para el conjunto completo de datos:") </text:span></text:p>
          </draw:text-box>
        </draw:frame>
        <draw:frame draw:style-name="gr1" draw:text-style-name="P2" draw:layer="layout" svg:width="5.611cm" svg:height="0.454cm" svg:x="3.002cm" svg:y="8.059cm">
          <draw:text-box>
            <text:p text:style-name="P1"><text:span text:style-name="T1">for f in [f1, f2, f3, f10, f100]: </text:span></text:p>
          </draw:text-box>
        </draw:frame>
        <draw:frame draw:style-name="gr1" draw:text-style-name="P2" draw:layer="layout" svg:width="9.904cm" svg:height="0.454cm" svg:x="3.002cm" svg:y="8.856cm">
          <draw:text-box>
            <text:p text:style-name="P1"><text:span text:style-name="T1"><text:s text:c="4"/></text:span><text:span text:style-name="T1">print("Error d=%i: %f" % (f.order, error(f, x, y))) </text:span></text:p>
          </draw:text-box>
        </draw:frame>
        <draw:frame draw:style-name="gr1" draw:text-style-name="P2" draw:layer="layout" svg:width="0.388cm" svg:height="0.454cm" svg:x="3.002cm" svg:y="9.64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544cm" svg:height="0.454cm" svg:x="3.002cm" svg:y="10.444cm">
          <draw:text-box>
            <text:p text:style-name="P1"><text:span text:style-name="T1"># Se imprimen los errores solamente después del punto de inflexión </text:span></text:p>
          </draw:text-box>
        </draw:frame>
        <draw:frame draw:style-name="gr1" draw:text-style-name="P2" draw:layer="layout" svg:width="11.394cm" svg:height="0.454cm" svg:x="3.002cm" svg:y="11.235cm">
          <draw:text-box>
            <text:p text:style-name="P1"><text:span text:style-name="T1">print("Errores solamente después del punto de inflexión") </text:span></text:p>
          </draw:text-box>
        </draw:frame>
        <draw:frame draw:style-name="gr1" draw:text-style-name="P2" draw:layer="layout" svg:width="5.611cm" svg:height="0.454cm" svg:x="3.002cm" svg:y="12.027cm">
          <draw:text-box>
            <text:p text:style-name="P1"><text:span text:style-name="T1">for f in [f1, f2, f3, f10, f100]: </text:span></text:p>
          </draw:text-box>
        </draw:frame>
        <draw:frame draw:style-name="gr1" draw:text-style-name="P2" draw:layer="layout" svg:width="10.395cm" svg:height="0.454cm" svg:x="3.002cm" svg:y="12.823cm">
          <draw:text-box>
            <text:p text:style-name="P1"><text:span text:style-name="T1"><text:s text:c="4"/></text:span><text:span text:style-name="T1">print("Error d=%i: %f" % (f.order, error(f, xb, yb))) </text:span></text:p>
          </draw:text-box>
        </draw:frame>
        <draw:frame draw:style-name="gr1" draw:text-style-name="P2" draw:layer="layout" svg:width="0.388cm" svg:height="0.454cm" svg:x="3.002cm" svg:y="13.61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7.656cm" svg:height="0.454cm" svg:x="3.002cm" svg:y="14.411cm">
          <draw:text-box>
            <text:p text:style-name="P1"><text:span text:style-name="T1"># Se imprimen los errores de inflexión </text:span></text:p>
          </draw:text-box>
        </draw:frame>
        <draw:frame draw:style-name="gr1" draw:text-style-name="P2" draw:layer="layout" svg:width="13.528cm" svg:height="0.454cm" svg:x="3.002cm" svg:y="15.203cm">
          <draw:text-box>
            <text:p text:style-name="P1"><text:span text:style-name="T1">print("Error de inflexión=%f" % (error(fa, xa, ya) + error(fb, xb, yb))) </text:span></text:p>
          </draw:text-box>
        </draw:frame>
        <draw:frame draw:style-name="gr1" draw:text-style-name="P2" draw:layer="layout" svg:width="0.388cm" svg:height="0.454cm" svg:x="3.002cm" svg:y="15.9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02cm" svg:height="0.454cm" svg:x="3.002cm" svg:y="16.79cm">
          <draw:text-box>
            <text:p text:style-name="P1"><text:span text:style-name="T1"># Se extrapola de modo que se proyecten respuestas en el futuro </text:span></text:p>
          </draw:text-box>
        </draw:frame>
        <draw:frame draw:style-name="gr1" draw:text-style-name="P2" draw:layer="layout" svg:width="9.654cm" svg:height="0.454cm" svg:x="3.002cm" svg:y="17.582cm">
          <draw:text-box>
            <text:p text:style-name="P1"><text:span text:style-name="T1"># ----------------------------------------------------------------- </text:span></text:p>
          </draw:text-box>
        </draw:frame>
        <draw:frame draw:style-name="gr1" draw:text-style-name="P2" draw:layer="layout" svg:width="0.388cm" svg:height="0.454cm" svg:x="3.002cm" svg:y="18.3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3.557cm" svg:height="0.454cm" svg:x="3.002cm" svg:y="19.169cm">
          <draw:text-box>
            <text:p text:style-name="P1"><text:span text:style-name="T1"># Se extraen las hipótesis de valores futuros de los datos analizados </text:span></text:p>
          </draw:text-box>
        </draw:frame>
        <draw:frame draw:style-name="gr1" draw:text-style-name="P2" draw:layer="layout" svg:width="2.635cm" svg:height="0.454cm" svg:x="3.002cm" svg:y="19.965cm">
          <draw:text-box>
            <text:p text:style-name="P1"><text:span text:style-name="T1">plot_models( </text:span></text:p>
          </draw:text-box>
        </draw:frame>
        <draw:frame draw:style-name="gr1" draw:text-style-name="P2" draw:layer="layout" svg:width="5.649cm" svg:height="0.454cm" svg:x="3.002cm" svg:y="20.758cm">
          <draw:text-box>
            <text:p text:style-name="P1"><text:span text:style-name="T1"><text:s text:c="4"/></text:span><text:span text:style-name="T1">x, y, [f1, f2, f3, f10, f100], </text:span></text:p>
          </draw:text-box>
        </draw:frame>
        <draw:frame draw:style-name="gr1" draw:text-style-name="P2" draw:layer="layout" svg:width="9.379cm" svg:height="0.454cm" svg:x="3.002cm" svg:y="21.554cm">
          <draw:text-box>
            <text:p text:style-name="P1"><text:span text:style-name="T1"><text:s text:c="4"/></text:span><text:span text:style-name="T1">os.path.join(CHART_DIR, "1400_01_06.png"), </text:span></text:p>
          </draw:text-box>
        </draw:frame>
        <draw:frame draw:style-name="gr1" draw:text-style-name="P2" draw:layer="layout" svg:width="9.201cm" svg:height="0.454cm" svg:x="3.002cm" svg:y="22.345cm">
          <draw:text-box>
            <text:p text:style-name="P1"><text:span text:style-name="T1"><text:s text:c="4"/></text:span><text:span text:style-name="T1">mx=np.linspace(0 * 7 * 24, 6 * 7 * 24, 100), </text:span></text:p>
          </draw:text-box>
        </draw:frame>
        <draw:frame draw:style-name="gr1" draw:text-style-name="P2" draw:layer="layout" svg:width="6.835cm" svg:height="0.454cm" svg:x="3.002cm" svg:y="23.137cm">
          <draw:text-box>
            <text:p text:style-name="P1"><text:span text:style-name="T1"><text:s text:c="4"/></text:span><text:span text:style-name="T1">ymax=10000, xmin=0 * 7 * 24)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3cm" fo:margin-right="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2T14:55:22.336823366</dc:date>
    <meta:editing-duration>PT43S</meta:editing-duration>
    <meta:editing-cycles>1</meta:editing-cycles>
    <meta:document-statistic meta:object-count="113"/>
    <meta:generator>LibreOffice/6.4.4.2$Linux_X86_64 LibreOffice_project/40$Build-2</meta:generator>
  </office:meta>
</office:document-meta>
</file>